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4a8f0" officeooo:paragraph-rsid="0004a8f0"/>
    </style:style>
    <style:style style:name="P2" style:family="paragraph" style:parent-style-name="Standard" style:list-style-name="L1">
      <style:text-properties officeooo:rsid="00075b25" officeooo:paragraph-rsid="00075b25"/>
    </style:style>
    <style:style style:name="P3" style:family="paragraph" style:parent-style-name="Standard" style:list-style-name="L1">
      <style:text-properties officeooo:rsid="00084e90" officeooo:paragraph-rsid="00084e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here is a difference between being poor and being broke. Broke is temporary. Poor is eternal.</text:p>
        </text:list-item>
        <text:list-item>
          <text:p text:style-name="P1">The poor and the middle class work for money. The rich have money work for them.</text:p>
        </text:list-item>
        <text:list-item>
          <text:p text:style-name="P1">It’s not how much money you make. It’s how much money you keep.</text:p>
        </text:list-item>
        <text:list-item>
          <text:p text:style-name="P1">Rich people acquire assets. The poor and middle class acquire liabilities that they think are assets.</text:p>
        </text:list-item>
        <text:list-item>
          <text:p text:style-name="P2">If you work for money, you give the power to your employer. If money works for you, you keep the power and control of it.</text:p>
        </text:list-item>
        <text:list-item>
          <text:p text:style-name="P2">It is not gambling if you know what you’re doing. It is gambling if you’re just throwing money into a deal and praying.</text:p>
        </text:list-item>
        <text:list-item>
          <text:p text:style-name="P2">Know something about everything, be the jack of all trades master of none.</text:p>
        </text:list-item>
        <text:list-item>
          <text:p text:style-name="P3">For most people, the reason they don’t win financially is because the pain of losing money is far greater than the joy of being rich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21:10:16.246000000</meta:creation-date>
    <dc:date>2024-08-03T23:00:50.589000000</dc:date>
    <meta:editing-duration>PT1H39M22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9" meta:word-count="156" meta:character-count="794" meta:non-whitespace-character-count="655"/>
  </office:meta>
</office:document-meta>
</file>